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29cm" fo:min-width="5.343cm"/>
    </style:style>
    <style:style style:name="gr2" style:family="graphic" style:parent-style-name="standard">
      <style:graphic-properties svg:stroke-color="#000000" draw:fill-color="#e6e64c" draw:textarea-horizontal-align="justify" draw:textarea-vertical-align="middle" draw:auto-grow-height="false" fo:min-height="1.593cm" fo:min-width="2.359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356cm" fo:min-width="5.1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color="#000000" draw:fill-color="#c0c0c0" draw:textarea-horizontal-align="justify" draw:textarea-vertical-align="middle" draw:auto-grow-height="false" fo:min-height="1.356cm" fo:min-width="3.519cm"/>
    </style:style>
    <style:style style:name="gr7" style:family="graphic" style:parent-style-name="standard">
      <style:graphic-properties svg:stroke-color="#000000" draw:fill-color="#c0c0c0" draw:textarea-horizontal-align="justify" draw:textarea-vertical-align="middle" draw:auto-grow-height="false" fo:min-height="1.356cm" fo:min-width="3.0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e6e64c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e6e64c"/>
      <style:paragraph-properties fo:text-align="center"/>
      <style:text-properties fo:font-size="18pt"/>
    </style:style>
    <style:style style:name="P8" style:family="paragraph">
      <loext:graphic-properties draw:fill-color="#c0c0c0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842cm" svg:height="1.778cm" svg:x="13.374cm" svg:y="5.265cm">
          <text:p text:style-name="P1"><text:span text:style-name="T1">Make coffee</text:span></text:p>
          <text:p text:style-name="P1"><text:span text:style-name="T1">coffee = coffee + 10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715cm" svg:height="3.683cm" svg:x="5.923cm" svg:y="4.309cm">
          <text:p text:style-name="P3"><text:span text:style-name="T2">Coffee available?</text:span></text:p>
          <text:p text:style-name="P3"><text:span text:style-name="T2">coffee &gt;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8.78cm" svg:y1="2.905cm" svg:x2="8.78cm" svg:y2="4.309cm" draw:start-shape="id1" draw:start-glue-point="2" draw:end-shape="id2" draw:end-glue-point="4" svg:d="M8780 2905v1404" svg:viewBox="0 0 1 1405">
          <text:p/>
        </draw:connector>
        <draw:custom-shape draw:style-name="gr4" draw:text-style-name="P2" xml:id="id4" draw:id="id4" draw:layer="layout" svg:width="5.842cm" svg:height="1.778cm" svg:x="1.224cm" svg:y="10.779cm">
          <text:p text:style-name="P1"><text:span text:style-name="T1">Drink Coffee</text:span></text:p>
          <text:p text:style-name="P1"><text:span text:style-name="T1">coffee = coffee -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638cm" svg:y1="6.15cm" svg:x2="13.374cm" svg:y2="6.154cm" draw:start-shape="id2" draw:start-glue-point="7" draw:end-shape="id3" draw:end-glue-point="3" svg:d="M11638 6150h868v4h868" svg:viewBox="0 0 1737 5">
          <text:p/>
        </draw:connector>
        <draw:connector draw:style-name="gr3" draw:text-style-name="P5" draw:layer="layout" svg:x1="16.295cm" svg:y1="5.265cm" svg:x2="8.78cm" svg:y2="4.309cm" draw:start-shape="id3" draw:start-glue-point="0" draw:end-shape="id2" draw:end-glue-point="4" svg:d="M16295 5265v-1458h-7515v502" svg:viewBox="0 0 7516 1459">
          <text:p/>
        </draw:connector>
        <draw:frame draw:style-name="gr5" draw:text-style-name="P6" draw:layer="layout" svg:width="2.159cm" svg:height="1.673cm" svg:x="7.828cm" svg:y="18.631cm">
          <draw:text-box>
            <text:p><text:span text:style-name="T1">[No]</text:span></text:p>
          </draw:text-box>
        </draw:frame>
        <draw:connector draw:style-name="gr3" draw:text-style-name="P5" draw:layer="layout" svg:x1="5.923cm" svg:y1="6.15cm" svg:x2="4.145cm" svg:y2="10.779cm" draw:start-shape="id2" draw:start-glue-point="5" draw:end-shape="id4" draw:end-glue-point="0" svg:d="M5923 6150h-1778v4629" svg:viewBox="0 0 1779 4630">
          <text:p/>
        </draw:connector>
        <draw:custom-shape draw:style-name="gr4" draw:text-style-name="P2" xml:id="id5" draw:id="id5" draw:layer="layout" svg:width="5.842cm" svg:height="1.778cm" svg:x="1.224cm" svg:y="14.05cm">
          <text:p text:style-name="P1"><text:span text:style-name="T1">Wor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145cm" svg:y1="12.557cm" svg:x2="4.145cm" svg:y2="14.05cm" draw:start-shape="id4" draw:start-glue-point="2" draw:end-shape="id5" draw:end-glue-point="0" svg:d="M4145 12557v1493" svg:viewBox="0 0 1 1494">
          <text:p/>
        </draw:connector>
        <draw:custom-shape draw:style-name="gr2" draw:text-style-name="P7" xml:id="id6" draw:id="id6" draw:layer="layout" svg:width="5.715cm" svg:height="3.683cm" svg:x="9.606cm" svg:y="13.065cm">
          <text:p text:style-name="P1"><text:span text:style-name="T1">Thirst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12.463cm" svg:y1="13.065cm" svg:x2="8.78cm" svg:y2="7.992cm" draw:start-shape="id6" draw:start-glue-point="4" draw:end-shape="id2" svg:d="M12463 13065v-2537h-3683v-2536" svg:viewBox="0 0 3684 5074">
          <text:p/>
        </draw:connector>
        <draw:frame draw:style-name="gr5" draw:text-style-name="P6" draw:layer="layout" svg:width="2.159cm" svg:height="1.673cm" svg:x="4.399cm" svg:y="21.447cm">
          <draw:text-box>
            <text:p><text:span text:style-name="T1">[Yes]</text:span></text:p>
          </draw:text-box>
        </draw:frame>
        <draw:custom-shape draw:style-name="gr2" draw:text-style-name="P7" xml:id="id7" draw:id="id7" draw:layer="layout" svg:width="5.715cm" svg:height="3.683cm" svg:x="1.298cm" svg:y="17.764cm">
          <text:p text:style-name="P1"><text:span text:style-name="T1">End of d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4.145cm" svg:y1="15.828cm" svg:x2="4.155cm" svg:y2="17.764cm" draw:start-shape="id5" draw:start-glue-point="2" draw:end-shape="id7" draw:end-glue-point="4" svg:d="M4145 15828v968h10v968" svg:viewBox="0 0 11 1937">
          <text:p/>
        </draw:connector>
        <draw:connector draw:style-name="gr3" draw:text-style-name="P5" draw:layer="layout" svg:x1="9.606cm" svg:y1="14.906cm" svg:x2="7.066cm" svg:y2="14.939cm" draw:start-shape="id6" draw:start-glue-point="5" draw:end-shape="id5" draw:end-glue-point="1" svg:d="M9606 14906h-1270v33h-1270" svg:viewBox="0 0 2541 34">
          <text:p/>
        </draw:connector>
        <draw:connector draw:style-name="gr3" draw:text-style-name="P5" draw:layer="layout" svg:x1="7.013cm" svg:y1="19.605cm" svg:x2="12.463cm" svg:y2="16.748cm" draw:start-shape="id7" draw:start-glue-point="7" draw:end-shape="id6" draw:end-glue-point="6" svg:d="M7013 19605h5450v-2857" svg:viewBox="0 0 5451 2858">
          <text:p/>
        </draw:connector>
        <draw:custom-shape draw:style-name="gr6" draw:text-style-name="P8" xml:id="id1" draw:id="id1" draw:layer="layout" svg:width="4.191cm" svg:height="1.778cm" svg:x="6.685cm" svg:y="1.127cm">
          <text:p text:style-name="P1"><text:span text:style-name="T1">Start Work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3.683cm" svg:height="1.778cm" svg:x="2.314cm" svg:y="23.12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155cm" svg:y1="21.447cm" svg:x2="4.155cm" svg:y2="23.12cm" draw:start-shape="id7" draw:start-glue-point="6" draw:end-shape="id8" svg:d="M4155 21447v1673" svg:viewBox="0 0 1 1674">
          <text:p/>
        </draw:connector>
        <draw:frame draw:style-name="gr5" draw:text-style-name="P6" draw:layer="layout" svg:width="2.159cm" svg:height="1.673cm" svg:x="11.511cm" svg:y="5.191cm">
          <draw:text-box>
            <text:p><text:span text:style-name="T1">[No]</text:span></text:p>
          </draw:text-box>
        </draw:frame>
        <draw:frame draw:style-name="gr5" draw:text-style-name="P6" draw:layer="layout" svg:width="2.159cm" svg:height="1.673cm" svg:x="3.764cm" svg:y="5.191cm">
          <draw:text-box>
            <text:p><text:span text:style-name="T1">[Yes]</text:span></text:p>
          </draw:text-box>
        </draw:frame>
        <draw:frame draw:style-name="gr5" draw:text-style-name="P6" draw:layer="layout" svg:width="2.159cm" svg:height="1.673cm" svg:x="10.622cm" svg:y="11.519cm">
          <draw:text-box>
            <text:p><text:span text:style-name="T1">[Yes]</text:span></text:p>
          </draw:text-box>
        </draw:frame>
        <draw:frame draw:style-name="gr5" draw:text-style-name="P6" draw:layer="layout" svg:width="2.159cm" svg:height="1.673cm" svg:x="7.701cm" svg:y="13.954cm">
          <draw:text-box>
            <text:p><text:span text:style-name="T1">[No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unkel </meta:initial-creator>
    <meta:creation-date>2019-05-25T22:11:51.551400662</meta:creation-date>
    <dc:date>2019-08-28T12:39:26.980773736</dc:date>
    <dc:creator>kunkel </dc:creator>
    <meta:editing-duration>PT19M25S</meta:editing-duration>
    <meta:editing-cycles>16</meta:editing-cycles>
    <meta:generator>LibreOffice/6.0.7.3$Linux_X86_64 LibreOffice_project/00m0$Build-3</meta:generator>
    <meta:document-statistic meta:object-count="24"/>
  </office:meta>
</office:document-meta>
</file>